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AgendaO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resentazione del Proget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Funzional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di specs di progetto</text:p>
                <text:list>
                  <text:list-item>
                    <text:p>Calendario</text:p>
                  </text:list-item>
                  <text:list-item>
                    <text:p>Rubrica</text:p>
                  </text:list-item>
                  <text:list-item>
                    <text:p>Attività Correnti</text:p>
                  </text:list-item>
                  <text:list-item>
                    <text:p>Multiuser</text:p>
                  </text:list-item>
                  <text:list-item>
                    <text:p>…</text:p>
                  </text:list-item>
                  <text:list-item>
                    <text:p>Analisi / segnalazione max # impegni preservabili</text:p>
                  </text:list-item>
                  <text:list-item>
                    <text:p>Scelta attività libere</text:p>
                  </text:list-item>
                </text:list>
              </text:list-item>
              <text:list-item>
                <text:p>Allegare U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Requisiti Non Funzional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oss-platform – PC / mobile</text:p>
              </text:list-item>
              <text:list-item>
                <text:p>Ambiente di sviluppo Open Source</text:p>
              </text:list-item>
              <text:list-item>
                <text:p>Codice 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T</text:p>
              </text:list-item>
              <text:list-item>
                <text:p>GPL3 / LGPL / CC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siderazion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ssun vincolo sul linguaggio né sull’architettura</text:p>
              </text:list-item>
              <text:list-item>
                <text:p>Limitazioni sul tempo di realizzazione e sulle risorse disponibili (gruppo di una singola person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icerca e Selezione dei Component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Query + JQueryUI</text:p>
              </text:list-item>
              <text:list-item>
                <text:p>FullCalendar + FullCalendar Scheduler</text:p>
              </text:list-item>
              <text:list-item>
                <text:p>SliderNav</text:p>
              </text:list-item>
              <text:list-item>
                <text:p>HTML5 IndexedDB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(Esclusioni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ttern Utilizzati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i e Criticità Incontrat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sibilità di Evoluz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AX e connessione a DB ester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blem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ML &lt;link rel=”import” ...&gt; è un W3C working draft, parzialmente supportato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miti all’implementaz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sono stati implementati controlli di integrità sui valori in ingresso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sibilità di Evoluzi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JAX e connessione a DB esterni</text:p>
              </text:list-item>
              <text:list-item>
                <text:p>Realizzazione delle pagine server-side</text:p>
              </text:list-item>
              <text:list-item>
                <text:p>Esecuzione di parti del codice server-side in Nod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21:58:35.982428143</meta:creation-date>
    <dc:date>2018-05-25T17:21:33.117729671</dc:date>
    <meta:editing-duration>P1DT2H18M11S</meta:editing-duration>
    <meta:editing-cycles>19</meta:editing-cycles>
    <meta:generator>LibreOffice/5.1.6.2$Linux_X86_64 LibreOffice_project/10m0$Build-2</meta:generator>
    <meta:document-statistic meta:object-count="73"/>
  </office:meta>
</office:document-meta>
</file>